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start="Short_20_line_20_Arrow" draw:marker-end="" draw:fill="none" draw:textarea-vertical-align="middle"/>
    </style:style>
    <style:style style:name="gr3" style:family="graphic" style:parent-style-name="objectwithoutfill">
      <style:graphic-properties draw:marker-end="Short_20_line_20_Arrow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93cm" fo:min-width="0.34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stroke="dash" draw:stroke-dash="Ultrafine_20_Dashed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fo:min-height="0.1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stroke="dash" draw:stroke-dash="Ultrafine_20_Dashed" draw:marker-start="" draw:marker-end="Short_20_line_20_Arrow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.764cm"/>
    </style:style>
    <style:style style:name="gr1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objectwithoutfill">
      <style:graphic-properties draw:stroke="dash" draw:stroke-dash="Ultrafine_20_Dashed" draw:marker-start="Symmetric_20_Arrow" draw:marker-end="" draw:marker-end-width="0.3cm" draw:fill="none" draw:textarea-vertical-align="middle"/>
    </style:style>
    <style:style style:name="gr16" style:family="graphic" style:parent-style-name="standard">
      <style:graphic-properties draw:ole-draw-aspect="1" style:protect="size"/>
    </style:style>
    <style:style style:name="gr17" style:family="graphic" style:parent-style-name="objectwithoutfill">
      <style:graphic-properties draw:stroke="solid" draw:stroke-dash="Ultrafine_20_Dashed" draw:fill="none" draw:textarea-vertical-align="middle"/>
    </style:style>
    <style:style style:name="gr18" style:family="graphic" style:parent-style-name="standard">
      <style:graphic-properties draw:stroke="none" draw:stroke-dash="Ultrafine_20_Dashed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solid" draw:stroke-dash="Ultrafine_20_Dashed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fo:min-height="0.7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.346cm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style:writing-mode="tb-rl"/>
    </style:style>
    <style:style style:name="P6" style:family="paragraph">
      <style:text-properties fo:font-size="7.5pt" style:font-size-asian="7.5pt" style:font-size-complex="7.5pt"/>
    </style:style>
    <style:style style:name="P7" style:family="paragraph">
      <style:text-properties fo:font-size="36pt" style:font-size-asian="36pt" style:font-size-complex="36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fo:font-size="7.5pt" style:font-size-asian="7.5pt" style:font-size-complex="7.5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5.601cm" svg:height="1.5cm" svg:x="0.999cm" svg:y="2.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cm" svg:y1="5.7cm" svg:x2="1cm" svg:y2="8.3cm">
          <text:p/>
        </draw:line>
        <draw:line draw:style-name="gr3" draw:text-style-name="P1" draw:layer="layout" svg:x1="1cm" svg:y1="8.3cm" svg:x2="6.8cm" svg:y2="8.3cm">
          <text:p/>
        </draw:line>
        <draw:custom-shape draw:style-name="gr1" draw:text-style-name="P1" draw:layer="layout" svg:width="5.7cm" svg:height="2cm" svg:x="1cm" svg:y="6.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" draw:layer="layout" svg:width="0.846cm" svg:height="5.043cm" svg:x="6.654cm" svg:y="7.8cm">
          <draw:text-box>
            <text:p>f</text:p>
          </draw:text-box>
        </draw:frame>
        <draw:frame draw:style-name="gr5" draw:text-style-name="P2" draw:layer="layout" svg:width="0.879cm" svg:height="1.1cm" svg:x="2.7cm" svg:y="5.2cm">
          <draw:text-box>
            <text:p><text:span text:style-name="T1">x</text:span></text:p>
          </draw:text-box>
        </draw:frame>
        <draw:g>
          <draw:line draw:style-name="gr6" draw:text-style-name="P1" draw:layer="layout" svg:x1="1.4cm" svg:y1="6.8cm" svg:x2="1.4cm" svg:y2="8.3cm">
            <text:p/>
          </draw:line>
          <draw:line draw:style-name="gr6" draw:text-style-name="P1" draw:layer="layout" svg:x1="1.4cm" svg:y1="6.8cm" svg:x2="1.9cm" svg:y2="6.3cm">
            <text:p/>
          </draw:line>
        </draw:g>
        <draw:g>
          <draw:line draw:style-name="gr6" draw:text-style-name="P1" draw:layer="layout" svg:x1="1.799cm" svg:y1="6.799cm" svg:x2="1.799cm" svg:y2="8.299cm">
            <text:p/>
          </draw:line>
          <draw:line draw:style-name="gr6" draw:text-style-name="P1" draw:layer="layout" svg:x1="1.799cm" svg:y1="6.799cm" svg:x2="2.299cm" svg:y2="6.299cm">
            <text:p/>
          </draw:line>
        </draw:g>
        <draw:g>
          <draw:line draw:style-name="gr6" draw:text-style-name="P1" draw:layer="layout" svg:x1="2.199cm" svg:y1="6.799cm" svg:x2="2.199cm" svg:y2="8.299cm">
            <text:p/>
          </draw:line>
          <draw:line draw:style-name="gr6" draw:text-style-name="P1" draw:layer="layout" svg:x1="2.199cm" svg:y1="6.799cm" svg:x2="2.699cm" svg:y2="6.299cm">
            <text:p/>
          </draw:line>
        </draw:g>
        <draw:g>
          <draw:line draw:style-name="gr6" draw:text-style-name="P1" draw:layer="layout" svg:x1="2.599cm" svg:y1="6.799cm" svg:x2="2.599cm" svg:y2="8.299cm">
            <text:p/>
          </draw:line>
          <draw:line draw:style-name="gr6" draw:text-style-name="P1" draw:layer="layout" svg:x1="2.599cm" svg:y1="6.799cm" svg:x2="3.099cm" svg:y2="6.299cm">
            <text:p/>
          </draw:line>
        </draw:g>
        <draw:g>
          <draw:line draw:style-name="gr6" draw:text-style-name="P1" draw:layer="layout" svg:x1="2.999cm" svg:y1="6.799cm" svg:x2="2.999cm" svg:y2="8.299cm">
            <text:p/>
          </draw:line>
          <draw:line draw:style-name="gr6" draw:text-style-name="P1" draw:layer="layout" svg:x1="2.999cm" svg:y1="6.799cm" svg:x2="3.499cm" svg:y2="6.299cm">
            <text:p/>
          </draw:line>
        </draw:g>
        <draw:g>
          <draw:line draw:style-name="gr6" draw:text-style-name="P1" draw:layer="layout" svg:x1="3.399cm" svg:y1="6.799cm" svg:x2="3.399cm" svg:y2="8.299cm">
            <text:p/>
          </draw:line>
          <draw:line draw:style-name="gr6" draw:text-style-name="P1" draw:layer="layout" svg:x1="3.399cm" svg:y1="6.799cm" svg:x2="3.899cm" svg:y2="6.299cm">
            <text:p/>
          </draw:line>
        </draw:g>
        <draw:line draw:style-name="gr6" draw:text-style-name="P1" draw:layer="layout" svg:x1="1.3cm" svg:y1="6.5cm" svg:x2="6.5cm" svg:y2="6.5cm">
          <text:p/>
        </draw:line>
        <draw:line draw:style-name="gr6" draw:text-style-name="P1" draw:layer="layout" svg:x1="6.5cm" svg:y1="6.5cm" svg:x2="6.5cm" svg:y2="8cm">
          <text:p/>
        </draw:line>
        <draw:line draw:style-name="gr7" draw:text-style-name="P1" draw:layer="layout" svg:x1="1.2cm" svg:y1="8cm" svg:x2="6.5cm" svg:y2="8cm">
          <text:p/>
        </draw:line>
        <draw:line draw:style-name="gr7" draw:text-style-name="P1" draw:layer="layout" svg:x1="1.256cm" svg:y1="6.554cm" svg:x2="1.256cm" svg:y2="8.054cm">
          <text:p/>
        </draw:line>
        <draw:custom-shape draw:style-name="gr8" draw:text-style-name="P1" draw:layer="layout" svg:width="1.9cm" svg:height="6cm" svg:x="8.4cm" svg:y="11.7cm">
          <text:p text:style-name="P1"><text:span text:style-name="T2">W</text:span><text:span text:style-name="T3">train</text:span></text:p>
          <draw:enhanced-geometry svg:viewBox="0 0 21600 21600" draw:type="rectangle" draw:enhanced-path="M 0 0 L 21600 0 21600 21600 0 21600 0 0 Z N"/>
        </draw:custom-shape>
        <draw:frame draw:style-name="gr9" draw:layer="layout" svg:width="1.2cm" svg:height="0.988cm" svg:x="0cm" svg:y="11.9cm">
          <draw:text-box>
            <text:p>x<text:span text:style-name="T4">1</text:span></text:p>
          </draw:text-box>
        </draw:frame>
        <draw:frame draw:style-name="gr9" draw:layer="layout" svg:width="1.2cm" svg:height="0.988cm" svg:x="0cm" svg:y="13.601cm">
          <draw:text-box>
            <text:p>x<text:span text:style-name="T4">2</text:span></text:p>
          </draw:text-box>
        </draw:frame>
        <draw:frame draw:style-name="gr9" draw:layer="layout" svg:width="3.7cm" svg:height="0.988cm" svg:x="10.1cm" svg:y="16.9cm">
          <draw:text-box>
            <text:p>(N<text:span text:style-name="T3">x</text:span>N<text:span text:style-name="T3">y)</text:span><text:span text:style-name="T5">X</text:span>pc</text:p>
          </draw:text-box>
        </draw:frame>
        <draw:frame draw:style-name="gr9" draw:layer="layout" svg:width="2.4cm" svg:height="0.988cm" svg:x="16.8cm" svg:y="14.5cm">
          <draw:text-box>
            <text:p>pc<text:span text:style-name="T5">X</text:span><text:span text:style-name="T1">N</text:span><text:span text:style-name="T3">f</text:span></text:p>
          </draw:text-box>
        </draw:frame>
        <draw:frame draw:style-name="gr9" draw:text-style-name="P3" draw:layer="layout" svg:width="3.3cm" svg:height="1.072cm" svg:x="6.7cm" svg:y="13.5cm">
          <draw:text-box>
            <text:p><text:span text:style-name="T6">PCA</text:span></text:p>
          </draw:text-box>
        </draw:frame>
        <draw:frame draw:style-name="gr9" draw:text-style-name="P3" draw:layer="layout" svg:width="3.3cm" svg:height="1.237cm" svg:x="7cm" svg:y="14.201cm">
          <draw:text-box>
            <text:p><text:span text:style-name="T7">=</text:span></text:p>
          </draw:text-box>
        </draw:frame>
        <draw:line draw:style-name="gr6" draw:text-style-name="P1" draw:layer="layout" svg:x1="1.3cm" svg:y1="6.5cm" svg:x2="0.3cm" svg:y2="6.5cm">
          <text:p/>
        </draw:line>
        <draw:line draw:style-name="gr6" draw:text-style-name="P1" draw:layer="layout" svg:x1="0.3cm" svg:y1="6.5cm" svg:x2="0.3cm" svg:y2="9.5cm">
          <text:p/>
        </draw:line>
        <draw:line draw:style-name="gr10" draw:text-style-name="P1" draw:layer="layout" svg:x1="0.3cm" svg:y1="11.7cm" svg:x2="1cm" svg:y2="11.7cm">
          <text:p/>
        </draw:line>
        <draw:line draw:style-name="gr6" draw:text-style-name="P1" draw:layer="layout" svg:x1="0.3cm" svg:y1="8.3cm" svg:x2="0.3cm" svg:y2="13.8cm">
          <text:p/>
        </draw:line>
        <draw:line draw:style-name="gr10" draw:text-style-name="P1" draw:layer="layout" svg:x1="0.3cm" svg:y1="13.5cm" svg:x2="1cm" svg:y2="13.5cm">
          <text:p/>
        </draw:line>
        <draw:line draw:style-name="gr6" draw:text-style-name="P1" draw:layer="layout" svg:x1="0.3cm" svg:y1="13.1cm" svg:x2="0.3cm" svg:y2="16.1cm">
          <text:p/>
        </draw:line>
        <draw:line draw:style-name="gr10" draw:text-style-name="P1" draw:layer="layout" svg:x1="0.3cm" svg:y1="16.1cm" svg:x2="1cm" svg:y2="16.1cm">
          <text:p/>
        </draw:line>
        <draw:frame draw:style-name="gr9" draw:layer="layout" svg:width="3.6cm" svg:height="0.988cm" svg:x="6.7cm" svg:y="17.457cm">
          <draw:text-box>
            <text:p>(N<text:span text:style-name="T3">x</text:span>N<text:span text:style-name="T3">y)</text:span><text:span text:style-name="T5">X</text:span><text:span text:style-name="T1">N</text:span><text:span text:style-name="T3">f</text:span></text:p>
          </draw:text-box>
        </draw:frame>
        <draw:line draw:style-name="gr11" draw:text-style-name="P1" draw:layer="layout" svg:x1="1cm" svg:y1="8.3cm" svg:x2="3.3cm" svg:y2="6cm">
          <text:p/>
        </draw:line>
        <draw:frame draw:style-name="gr12" draw:text-style-name="P2" draw:layer="layout" svg:width="0.764cm" svg:height="1.1cm" svg:x="0.3cm" svg:y="5.1cm">
          <draw:text-box>
            <text:p><text:span text:style-name="T1">y</text:span></text:p>
          </draw:text-box>
        </draw:frame>
        <draw:line draw:style-name="gr2" draw:text-style-name="P1" draw:layer="layout" svg:x1="14.299cm" svg:y1="5.7cm" svg:x2="14.299cm" svg:y2="8.3cm">
          <text:p/>
        </draw:line>
        <draw:line draw:style-name="gr3" draw:text-style-name="P1" draw:layer="layout" svg:x1="14.299cm" svg:y1="8.3cm" svg:x2="20.1cm" svg:y2="8.3cm">
          <text:p/>
        </draw:line>
        <draw:custom-shape draw:style-name="gr1" draw:text-style-name="P1" draw:layer="layout" svg:width="5.7cm" svg:height="2cm" svg:x="14.3cm" svg:y="6.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line draw:style-name="gr6" draw:text-style-name="P1" draw:layer="layout" svg:x1="14.699cm" svg:y1="6.8cm" svg:x2="14.699cm" svg:y2="8.3cm">
            <text:p/>
          </draw:line>
          <draw:line draw:style-name="gr6" draw:text-style-name="P1" draw:layer="layout" svg:x1="14.699cm" svg:y1="6.8cm" svg:x2="15.199cm" svg:y2="6.3cm">
            <text:p/>
          </draw:line>
        </draw:g>
        <draw:g>
          <draw:line draw:style-name="gr6" draw:text-style-name="P1" draw:layer="layout" svg:x1="15.098cm" svg:y1="6.799cm" svg:x2="15.098cm" svg:y2="8.299cm">
            <text:p/>
          </draw:line>
          <draw:line draw:style-name="gr6" draw:text-style-name="P1" draw:layer="layout" svg:x1="15.098cm" svg:y1="6.799cm" svg:x2="15.598cm" svg:y2="6.299cm">
            <text:p/>
          </draw:line>
        </draw:g>
        <draw:g>
          <draw:line draw:style-name="gr6" draw:text-style-name="P1" draw:layer="layout" svg:x1="15.498cm" svg:y1="6.799cm" svg:x2="15.498cm" svg:y2="8.299cm">
            <text:p/>
          </draw:line>
          <draw:line draw:style-name="gr6" draw:text-style-name="P1" draw:layer="layout" svg:x1="15.498cm" svg:y1="6.799cm" svg:x2="15.998cm" svg:y2="6.299cm">
            <text:p/>
          </draw:line>
        </draw:g>
        <draw:g>
          <draw:line draw:style-name="gr6" draw:text-style-name="P1" draw:layer="layout" svg:x1="15.898cm" svg:y1="6.799cm" svg:x2="15.898cm" svg:y2="8.299cm">
            <text:p/>
          </draw:line>
          <draw:line draw:style-name="gr6" draw:text-style-name="P1" draw:layer="layout" svg:x1="15.898cm" svg:y1="6.799cm" svg:x2="16.398cm" svg:y2="6.299cm">
            <text:p/>
          </draw:line>
        </draw:g>
        <draw:g>
          <draw:line draw:style-name="gr6" draw:text-style-name="P1" draw:layer="layout" svg:x1="16.298cm" svg:y1="6.799cm" svg:x2="16.298cm" svg:y2="8.299cm">
            <text:p/>
          </draw:line>
          <draw:line draw:style-name="gr6" draw:text-style-name="P1" draw:layer="layout" svg:x1="16.298cm" svg:y1="6.799cm" svg:x2="16.798cm" svg:y2="6.299cm">
            <text:p/>
          </draw:line>
        </draw:g>
        <draw:g>
          <draw:line draw:style-name="gr6" draw:text-style-name="P1" draw:layer="layout" svg:x1="16.698cm" svg:y1="6.799cm" svg:x2="16.698cm" svg:y2="8.299cm">
            <text:p/>
          </draw:line>
          <draw:line draw:style-name="gr6" draw:text-style-name="P1" draw:layer="layout" svg:x1="16.698cm" svg:y1="6.799cm" svg:x2="17.198cm" svg:y2="6.299cm">
            <text:p/>
          </draw:line>
        </draw:g>
        <draw:line draw:style-name="gr6" draw:text-style-name="P1" draw:layer="layout" svg:x1="14.599cm" svg:y1="6.5cm" svg:x2="19.8cm" svg:y2="6.5cm">
          <text:p/>
        </draw:line>
        <draw:line draw:style-name="gr6" draw:text-style-name="P1" draw:layer="layout" svg:x1="19.8cm" svg:y1="6.5cm" svg:x2="19.8cm" svg:y2="8cm">
          <text:p/>
        </draw:line>
        <draw:line draw:style-name="gr7" draw:text-style-name="P1" draw:layer="layout" svg:x1="14.499cm" svg:y1="8cm" svg:x2="19.8cm" svg:y2="8cm">
          <text:p/>
        </draw:line>
        <draw:line draw:style-name="gr7" draw:text-style-name="P1" draw:layer="layout" svg:x1="14.555cm" svg:y1="6.554cm" svg:x2="14.555cm" svg:y2="8.054cm">
          <text:p/>
        </draw:line>
        <draw:line draw:style-name="gr11" draw:text-style-name="P1" draw:layer="layout" svg:x1="14.299cm" svg:y1="8.3cm" svg:x2="16.6cm" svg:y2="6cm">
          <text:p/>
        </draw:line>
        <draw:frame draw:style-name="gr12" draw:text-style-name="P2" draw:layer="layout" svg:width="0.764cm" svg:height="1.1cm" svg:x="13.599cm" svg:y="5.1cm">
          <draw:text-box>
            <text:p><text:span text:style-name="T1">y</text:span></text:p>
          </draw:text-box>
        </draw:frame>
        <draw:custom-shape draw:style-name="gr1" draw:text-style-name="P1" draw:layer="layout" svg:width="5.6cm" svg:height="1.5cm" svg:x="22.2cm" svg:y="6.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0.879cm" svg:height="1.1cm" svg:x="15.836cm" svg:y="5.3cm">
          <draw:text-box>
            <text:p><text:span text:style-name="T1">x</text:span></text:p>
          </draw:text-box>
        </draw:frame>
        <draw:custom-shape draw:style-name="gr13" draw:text-style-name="P1" draw:layer="layout" svg:width="0.2cm" svg:height="0.2cm" svg:x="17.497cm" svg:y="7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7.5cm" svg:y1="7.2cm" svg:x2="13cm" svg:y2="7.2cm">
          <text:p/>
        </draw:line>
        <draw:line draw:style-name="gr7" draw:text-style-name="P1" draw:layer="layout" svg:x1="17.6cm" svg:y1="7.2cm" svg:x2="17.6cm" svg:y2="8cm">
          <text:p/>
        </draw:line>
        <draw:custom-shape draw:style-name="gr13" draw:text-style-name="P1" draw:layer="layout" svg:width="0.2cm" svg:height="0.2cm" svg:x="24.197cm" svg:y="6.8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24.796cm" svg:y="7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25.696cm" svg:y="7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26.596cm" svg:y="6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24.299cm" svg:y1="7.099cm" svg:x2="24.299cm" svg:y2="7.999cm">
          <text:p/>
        </draw:line>
        <draw:line draw:style-name="gr7" draw:text-style-name="P1" draw:layer="layout" svg:x1="25.8cm" svg:y1="7.3cm" svg:x2="25.8cm" svg:y2="8cm">
          <text:p/>
        </draw:line>
        <draw:line draw:style-name="gr7" draw:text-style-name="P1" draw:layer="layout" svg:x1="26.7cm" svg:y1="6.8cm" svg:x2="26.7cm" svg:y2="8cm">
          <text:p/>
        </draw:line>
        <draw:line draw:style-name="gr7" draw:text-style-name="P1" draw:layer="layout" svg:x1="24.299cm" svg:y1="6.999cm" svg:x2="20.7cm" svg:y2="7cm">
          <text:p/>
        </draw:line>
        <draw:frame draw:style-name="gr14" draw:layer="layout" svg:width="3.431cm" svg:height="0.988cm" svg:x="23.966cm" svg:y="8cm">
          <draw:text-box>
            <text:p><text:span text:style-name="T1">f</text:span><text:span text:style-name="T8">1 </text:span>f<text:span text:style-name="T8">2</text:span> <text:s/>f<text:span text:style-name="T8">3</text:span> <text:s/>f<text:span text:style-name="T8">4</text:span></text:p>
          </draw:text-box>
        </draw:frame>
        <draw:line draw:style-name="gr7" draw:text-style-name="P1" draw:layer="layout" svg:x1="26.7cm" svg:y1="6.7cm" svg:x2="21.3cm" svg:y2="6.7cm">
          <text:p/>
        </draw:line>
        <draw:line draw:style-name="gr7" draw:text-style-name="P1" draw:layer="layout" svg:x1="25.8cm" svg:y1="7.3cm" svg:x2="21.1cm" svg:y2="7.3cm">
          <text:p/>
        </draw:line>
        <draw:frame draw:style-name="gr14" draw:layer="layout" svg:width="1.15cm" svg:height="0.988cm" svg:x="21.441cm" svg:y="6.1cm">
          <draw:text-box>
            <text:p>y<text:span text:style-name="T8">4</text:span></text:p>
          </draw:text-box>
        </draw:frame>
        <draw:frame draw:style-name="gr14" draw:layer="layout" svg:width="1.15cm" svg:height="0.988cm" svg:x="21.442cm" svg:y="6.501cm">
          <draw:text-box>
            <text:p>y<text:span text:style-name="T8">1</text:span></text:p>
          </draw:text-box>
        </draw:frame>
        <draw:frame draw:style-name="gr14" draw:layer="layout" svg:width="1.15cm" svg:height="0.988cm" svg:x="21.442cm" svg:y="7.001cm">
          <draw:text-box>
            <text:p>y<text:span text:style-name="T8">3</text:span></text:p>
          </draw:text-box>
        </draw:frame>
        <draw:frame draw:style-name="gr14" draw:layer="layout" svg:width="1.15cm" svg:height="0.988cm" svg:x="21.442cm" svg:y="7.701cm">
          <draw:text-box>
            <text:p>y<text:span text:style-name="T8">2</text:span></text:p>
          </draw:text-box>
        </draw:frame>
        <draw:frame draw:style-name="gr14" draw:layer="layout" svg:width="6.623cm" svg:height="0.865cm" svg:x="21.706cm" svg:y="5.641cm">
          <draw:text-box>
            <text:p><text:span text:style-name="T9">P</text:span><text:span text:style-name="T5">(being reconstructed)</text:span></text:p>
          </draw:text-box>
        </draw:frame>
        <draw:frame draw:style-name="gr14" draw:layer="layout" svg:width="3.5cm" svg:height="0.988cm" svg:x="12.566cm" svg:y="15.301cm">
          <draw:text-box>
            <text:p>f<text:span text:style-name="T8">1</text:span> f<text:span text:style-name="T8">2</text:span> <text:s/>f<text:span text:style-name="T8">3</text:span> <text:s/>f<text:span text:style-name="T8">4</text:span></text:p>
          </draw:text-box>
        </draw:frame>
        <draw:g>
          <draw:custom-shape draw:style-name="gr8" draw:text-style-name="P4" draw:layer="layout" svg:width="5.6cm" svg:height="1.5cm" svg:x="11.4cm" svg:y="13.9cm">
            <text:p text:style-name="P1"><text:span text:style-name="T2">B</text:span></text:p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13.1cm" svg:y1="13.9cm" svg:x2="13.097cm" svg:y2="15.397cm">
            <text:p/>
          </draw:line>
          <draw:line draw:style-name="gr7" draw:text-style-name="P1" draw:layer="layout" svg:x1="13.8cm" svg:y1="13.9cm" svg:x2="13.797cm" svg:y2="15.397cm">
            <text:p/>
          </draw:line>
          <draw:line draw:style-name="gr7" draw:text-style-name="P1" draw:layer="layout" svg:x1="14.5cm" svg:y1="13.9cm" svg:x2="14.497cm" svg:y2="15.397cm">
            <text:p/>
          </draw:line>
          <draw:line draw:style-name="gr7" draw:text-style-name="P1" draw:layer="layout" svg:x1="15.4cm" svg:y1="13.9cm" svg:x2="15.397cm" svg:y2="15.397cm">
            <text:p/>
          </draw:line>
        </draw:g>
        <draw:line draw:style-name="gr7" draw:text-style-name="P1" draw:layer="layout" svg:x1="13.1cm" svg:y1="16.7cm" svg:x2="23.1cm" svg:y2="16.7cm">
          <text:p/>
        </draw:line>
        <draw:line draw:style-name="gr15" draw:text-style-name="P1" draw:layer="layout" svg:x1="23.1cm" svg:y1="10.3cm" svg:x2="23.1cm" svg:y2="16.7cm">
          <text:p/>
        </draw:line>
        <draw:line draw:style-name="gr7" draw:text-style-name="P1" draw:layer="layout" svg:x1="13.1cm" svg:y1="16.7cm" svg:x2="13.1cm" svg:y2="16cm">
          <text:p/>
        </draw:line>
        <draw:line draw:style-name="gr7" draw:text-style-name="P1" draw:layer="layout" svg:x1="13.7cm" svg:y1="16.5cm" svg:x2="24.3cm" svg:y2="16.5cm">
          <text:p/>
        </draw:line>
        <draw:line draw:style-name="gr7" draw:text-style-name="P1" draw:layer="layout" svg:x1="13.7cm" svg:y1="16.5cm" svg:x2="13.7cm" svg:y2="16.1cm">
          <text:p/>
        </draw:line>
        <draw:line draw:style-name="gr7" draw:text-style-name="P1" draw:layer="layout" svg:x1="14.5cm" svg:y1="16.3cm" svg:x2="25.5cm" svg:y2="16.3cm">
          <text:p/>
        </draw:line>
        <draw:line draw:style-name="gr7" draw:text-style-name="P1" draw:layer="layout" svg:x1="14.5cm" svg:y1="16.3cm" svg:x2="14.5cm" svg:y2="15.901cm">
          <text:p/>
        </draw:line>
        <draw:line draw:style-name="gr7" draw:text-style-name="P1" draw:layer="layout" svg:x1="15.4cm" svg:y1="16cm" svg:x2="15.4cm" svg:y2="16.001cm">
          <text:p/>
        </draw:line>
        <draw:line draw:style-name="gr7" draw:text-style-name="P1" draw:layer="layout" svg:x1="15.4cm" svg:y1="16.1cm" svg:x2="26.7cm" svg:y2="16.1cm">
          <text:p/>
        </draw:line>
        <draw:g>
          <draw:frame draw:style-name="gr16" draw:layer="layout" svg:width="7.618cm" svg:height="5.06cm" svg:x="12.131cm" svg:y="8.595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16" draw:layer="layout" svg:width="1.597cm" svg:height="5.391cm" svg:x="27.531cm" svg:y="8.3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14" draw:layer="layout" svg:width="1.035cm" svg:height="0.988cm" svg:x="19.431cm" svg:y="10.357cm">
            <draw:text-box>
              <text:p>=</text:p>
            </draw:text-box>
          </draw:frame>
          <draw:g>
            <draw:custom-shape draw:style-name="gr8" draw:text-style-name="P1" draw:layer="layout" svg:width="1.2cm" svg:height="0.5cm" svg:x="22.631cm" svg:y="9.8cm">
              <text:p text:style-name="P1">b<text:span text:style-name="T8">1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1.2cm" svg:height="0.5cm" svg:x="23.831cm" svg:y="10.3cm">
              <text:p text:style-name="P1">b<text:span text:style-name="T8">2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1.2cm" svg:height="0.5cm" svg:x="25.031cm" svg:y="10.8cm">
              <text:p text:style-name="P1">b<text:span text:style-name="T8">3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1.2cm" svg:height="0.5cm" svg:x="26.231cm" svg:y="11.3cm">
              <text:p text:style-name="P1">b<text:span text:style-name="T8">4</text:span></text:p>
              <draw:enhanced-geometry svg:viewBox="0 0 21600 21600" draw:type="rectangle" draw:enhanced-path="M 0 0 L 21600 0 21600 21600 0 21600 0 0 Z N"/>
            </draw:custom-shape>
            <draw:g>
              <draw:line draw:style-name="gr6" draw:text-style-name="P1" draw:layer="layout" svg:x1="22.531cm" svg:y1="9.5cm" svg:x2="22.531cm" svg:y2="12.1cm">
                <text:p/>
              </draw:line>
              <draw:line draw:style-name="gr6" draw:text-style-name="P1" draw:layer="layout" svg:x1="22.73cm" svg:y1="9.499cm" svg:x2="22.53cm" svg:y2="9.499cm">
                <text:p/>
              </draw:line>
              <draw:line draw:style-name="gr6" draw:text-style-name="P1" draw:layer="layout" svg:x1="22.729cm" svg:y1="12.098cm" svg:x2="22.529cm" svg:y2="12.098cm">
                <text:p/>
              </draw:line>
            </draw:g>
            <draw:g>
              <draw:line draw:style-name="gr6" draw:text-style-name="P1" draw:layer="layout" svg:x1="27.531cm" svg:y1="9.5cm" svg:x2="27.531cm" svg:y2="12.1cm">
                <text:p/>
              </draw:line>
              <draw:line draw:style-name="gr6" draw:text-style-name="P1" draw:layer="layout" svg:x1="27.53cm" svg:y1="9.499cm" svg:x2="27.33cm" svg:y2="9.499cm">
                <text:p/>
              </draw:line>
              <draw:line draw:style-name="gr6" draw:text-style-name="P1" draw:layer="layout" svg:x1="27.529cm" svg:y1="12.098cm" svg:x2="27.329cm" svg:y2="12.098cm">
                <text:p/>
              </draw:line>
            </draw:g>
          </draw:g>
          <draw:frame draw:style-name="gr16" draw:layer="layout" svg:width="2.741cm" svg:height="1.003cm" svg:x="19.831cm" svg:y="10.4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frame draw:style-name="gr14" draw:layer="layout" svg:width="0.938cm" svg:height="0.988cm" svg:x="10.4cm" svg:y="14.2cm">
          <draw:text-box>
            <text:p>X</text:p>
          </draw:text-box>
        </draw:frame>
        <draw:frame draw:style-name="gr14" draw:layer="layout" svg:width="3.647cm" svg:height="0.988cm" svg:x="18.5cm" svg:y="15.8cm">
          <draw:text-box>
            <text:p>transpose</text:p>
          </draw:text-box>
        </draw:frame>
        <draw:line draw:style-name="gr17" draw:text-style-name="P1" draw:layer="layout" svg:x1="0.3cm" svg:y1="6.5cm" svg:x2="1.5cm" svg:y2="6.3cm">
          <text:p/>
        </draw:line>
        <draw:line draw:style-name="gr17" draw:text-style-name="P1" draw:layer="layout" svg:x1="0.3cm" svg:y1="6.5cm" svg:x2="1cm" svg:y2="6.8cm">
          <text:p/>
        </draw:line>
        <draw:g>
          <draw:custom-shape draw:style-name="gr1" draw:text-style-name="P1" draw:layer="layout" svg:width="5.6cm" svg:height="1.5cm" svg:x="1.1cm" svg:y="11.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5.601cm" svg:height="1.5cm" svg:x="1.099cm" svg:y="13.49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5.601cm" svg:height="1.5cm" svg:x="1.099cm" svg:y="16.199cm">
            <text:p/>
            <draw:enhanced-geometry svg:viewBox="0 0 21600 21600" draw:type="rectangle" draw:enhanced-path="M 0 0 L 21600 0 21600 21600 0 21600 0 0 Z N"/>
          </draw:custom-shape>
          <draw:g>
            <draw:line draw:style-name="gr6" draw:text-style-name="P1" draw:layer="layout" svg:x1="6.9cm" svg:y1="11.3cm" svg:x2="6.9cm" svg:y2="18.1cm">
              <text:p/>
            </draw:line>
            <draw:line draw:style-name="gr6" draw:text-style-name="P1" draw:layer="layout" svg:x1="6.9cm" svg:y1="11.3cm" svg:x2="6.7cm" svg:y2="11.3cm">
              <text:p/>
            </draw:line>
            <draw:line draw:style-name="gr6" draw:text-style-name="P1" draw:layer="layout" svg:x1="6.899cm" svg:y1="18.099cm" svg:x2="6.699cm" svg:y2="18.099cm">
              <text:p/>
            </draw:line>
          </draw:g>
          <draw:g>
            <draw:line draw:style-name="gr6" draw:text-style-name="P1" draw:layer="layout" svg:x1="0.899cm" svg:y1="11.299cm" svg:x2="0.899cm" svg:y2="18.099cm">
              <text:p/>
            </draw:line>
            <draw:line draw:style-name="gr6" draw:text-style-name="P1" draw:layer="layout" svg:x1="1.1cm" svg:y1="11.3cm" svg:x2="0.9cm" svg:y2="11.3cm">
              <text:p/>
            </draw:line>
            <draw:line draw:style-name="gr6" draw:text-style-name="P1" draw:layer="layout" svg:x1="1.099cm" svg:y1="18.099cm" svg:x2="0.899cm" svg:y2="18.099cm">
              <text:p/>
            </draw:line>
          </draw:g>
          <draw:frame draw:style-name="gr18" draw:text-style-name="P5" draw:layer="layout" svg:width="1.238cm" svg:height="0.862cm" svg:x="3.511cm" svg:y="15.3cm">
            <draw:text-box>
              <text:p text:style-name="P5">...</text:p>
            </draw:text-box>
          </draw:frame>
          <draw:frame draw:style-name="gr18" draw:text-style-name="P5" draw:layer="layout" svg:width="1.238cm" svg:height="0.862cm" svg:x="1.512cm" svg:y="15.3cm">
            <draw:text-box>
              <text:p text:style-name="P5">...</text:p>
            </draw:text-box>
          </draw:frame>
          <draw:frame draw:style-name="gr18" draw:text-style-name="P5" draw:layer="layout" svg:width="1.238cm" svg:height="0.862cm" svg:x="5.512cm" svg:y="15.3cm">
            <draw:text-box>
              <text:p text:style-name="P5">...</text:p>
            </draw:text-box>
          </draw:frame>
        </draw:g>
        <draw:line draw:style-name="gr15" draw:text-style-name="P1" draw:layer="layout" svg:x1="24.3cm" svg:y1="10.8cm" svg:x2="24.3cm" svg:y2="16.5cm">
          <text:p/>
        </draw:line>
        <draw:line draw:style-name="gr15" draw:text-style-name="P1" draw:layer="layout" svg:x1="25.5cm" svg:y1="11.3cm" svg:x2="25.5cm" svg:y2="16.3cm">
          <text:p/>
        </draw:line>
        <draw:line draw:style-name="gr15" draw:text-style-name="P1" draw:layer="layout" svg:x1="26.7cm" svg:y1="11.8cm" svg:x2="26.7cm" svg:y2="16.1cm">
          <text:p/>
        </draw:line>
        <draw:frame draw:style-name="gr14" draw:layer="layout" svg:width="16.653cm" svg:height="1.725cm" svg:x="12.047cm" svg:y="18.2cm">
          <draw:text-box>
            <text:p>With known P<text:span text:style-name="T8">alias</text:span> and <text:span text:style-name="T2">B</text:span>, <text:s/>w<text:span text:style-name="T8">i</text:span> is estimated and back </text:p>
            <text:p>substituted to this equation to unalias P<text:span text:style-name="T8">i</text:span>.i=1,2,3,4.</text:p>
          </draw:text-box>
        </draw:frame>
        <draw:line draw:style-name="gr7" draw:text-style-name="P1" draw:layer="layout" svg:x1="20.7cm" svg:y1="9.4cm" svg:x2="20.7cm" svg:y2="7cm">
          <text:p/>
        </draw:line>
        <draw:line draw:style-name="gr7" draw:text-style-name="P1" draw:layer="layout" svg:x1="19.8cm" svg:y1="9.4cm" svg:x2="20.7cm" svg:y2="9.4cm">
          <text:p/>
        </draw:line>
        <draw:line draw:style-name="gr7" draw:text-style-name="P1" draw:layer="layout" svg:x1="19.8cm" svg:y1="10.5cm" svg:x2="20.9cm" svg:y2="10.5cm">
          <text:p/>
        </draw:line>
        <draw:line draw:style-name="gr7" draw:text-style-name="P1" draw:layer="layout" svg:x1="19.8cm" svg:y1="11.6cm" svg:x2="21.1cm" svg:y2="11.6cm">
          <text:p/>
        </draw:line>
        <draw:line draw:style-name="gr7" draw:text-style-name="P1" draw:layer="layout" svg:x1="19.8cm" svg:y1="12.6cm" svg:x2="21.3cm" svg:y2="12.6cm">
          <text:p/>
        </draw:line>
        <draw:line draw:style-name="gr7" draw:text-style-name="P1" draw:layer="layout" svg:x1="20.9cm" svg:y1="10.5cm" svg:x2="20.9cm" svg:y2="8cm">
          <text:p/>
        </draw:line>
        <draw:line draw:style-name="gr7" draw:text-style-name="P1" draw:layer="layout" svg:x1="21.1cm" svg:y1="11.6cm" svg:x2="21.1cm" svg:y2="7.3cm">
          <text:p/>
        </draw:line>
        <draw:line draw:style-name="gr7" draw:text-style-name="P1" draw:layer="layout" svg:x1="21.3cm" svg:y1="12.6cm" svg:x2="21.3cm" svg:y2="6.7cm">
          <text:p/>
        </draw:line>
        <draw:line draw:style-name="gr7" draw:text-style-name="P1" draw:layer="layout" svg:x1="24.9cm" svg:y1="8cm" svg:x2="20.9cm" svg:y2="8cm">
          <text:p/>
        </draw:line>
        <draw:line draw:style-name="gr7" draw:text-style-name="P1" draw:layer="layout" svg:x1="13cm" svg:y1="10.3cm" svg:x2="13cm" svg:y2="7.2cm">
          <text:p/>
        </draw:line>
        <draw:frame draw:style-name="gr19" draw:layer="layout" svg:width="0.726cm" svg:height="0.988cm" svg:x="19.954cm" svg:y="7.8cm">
          <draw:text-box>
            <text:p>f</text:p>
          </draw:text-box>
        </draw:frame>
        <draw:custom-shape draw:style-name="gr1" draw:text-style-name="P1" draw:layer="layout" svg:width="5.601cm" svg:height="1.5cm" svg:x="14.399cm" svg:y="2.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2cm" svg:height="0.2cm" svg:x="14.299cm" svg:y="2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14.498cm" svg:y="2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14.697cm" svg:y="3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14.897cm" svg:y="3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15.097cm" svg:y="3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14.698cm" svg:y="2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14.897cm" svg:y="2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15.096cm" svg:y="3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15.296cm" svg:y="3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15.496cm" svg:y="3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15.098cm" svg:y="2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15.297cm" svg:y="2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15.496cm" svg:y="3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15.696cm" svg:y="3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15.896cm" svg:y="3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15.498cm" svg:y="2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15.697cm" svg:y="2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15.896cm" svg:y="3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16.096cm" svg:y="3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16.296cm" svg:y="3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15.898cm" svg:y="2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16.097cm" svg:y="2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16.296cm" svg:y="3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16.696cm" svg:y="3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14.296cm" svg:y="3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14.496cm" svg:y="3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14.696cm" svg:y="3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14.296cm" svg:y="3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14.896cm" svg:y="3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15.295cm" svg:y="3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15.795cm" svg:y="3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05cm" svg:height="0.205cm" svg:x="16.195cm" svg:y="3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16.595cm" svg:y="3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14.495cm" svg:y="3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16.895cm" svg:y="3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16.495cm" svg:y="3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1.297cm" svg:y="3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1.697cm" svg:y="3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1.696cm" svg:y="3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2.096cm" svg:y="3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2.096cm" svg:y="3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2.496cm" svg:y="3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2.496cm" svg:y="3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2.896cm" svg:y="3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2.896cm" svg:y="3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3.296cm" svg:y="3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0.896cm" svg:y="3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1.296cm" svg:y="3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0.896cm" svg:y="3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4.096cm" svg:y="3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4.496cm" svg:y="3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4.495cm" svg:y="3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4.895cm" svg:y="3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4.895cm" svg:y="3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5.295cm" svg:y="3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5.295cm" svg:y="3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5.695cm" svg:y="3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5.695cm" svg:y="3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3.295cm" svg:y="3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3.695cm" svg:y="3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4.095cm" svg:y="3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3.695cm" svg:y="3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8cm" svg:height="1.8cm" svg:x="3.4cm" svg:y="4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" draw:layer="layout" svg:width="0.8cm" svg:height="1.7cm" svg:x="16.7cm" svg:y="4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6" draw:layer="layout" svg:width="5.074cm" svg:height="0.561cm" svg:x="24.5cm" svg:y="20.439cm">
          <draw:text-box>
            <text:p><text:span text:style-name="T10">Author: hongmingjian@gmail.com</text:span></text:p>
          </draw:text-box>
        </draw:frame>
        <draw:frame draw:style-name="gr14" draw:text-style-name="P7" draw:layer="layout" svg:width="5.116cm" svg:height="1.729cm" svg:x="8.6cm" svg:y="0.6cm">
          <draw:text-box>
            <text:p><text:span text:style-name="T11">k-t PCA</text:span></text:p>
          </draw:text-box>
        </draw:frame>
        <draw:frame draw:style-name="gr19" draw:layer="layout" svg:width="1.946cm" svg:height="0.865cm" svg:x="3cm" svg:y="4.8cm">
          <draw:text-box>
            <text:p><text:span text:style-name="T5">FFT</text:span><text:span text:style-name="T3">t</text:span><text:span text:style-name="T12">-f</text:span></text:p>
          </draw:text-box>
        </draw:frame>
        <draw:frame draw:style-name="gr19" draw:layer="layout" svg:width="2.7cm" svg:height="0.865cm" svg:x="2.7cm" svg:y="4.089cm">
          <draw:text-box>
            <text:p><text:span text:style-name="T5">IFFT</text:span><text:span text:style-name="T12">k-x,y</text:span></text:p>
          </draw:text-box>
        </draw:frame>
        <draw:frame draw:style-name="gr19" draw:layer="layout" svg:width="1.946cm" svg:height="0.865cm" svg:x="16.276cm" svg:y="4.989cm">
          <draw:text-box>
            <text:p><text:span text:style-name="T5">FFT</text:span><text:span text:style-name="T3">t</text:span><text:span text:style-name="T12">-f</text:span></text:p>
          </draw:text-box>
        </draw:frame>
        <draw:frame draw:style-name="gr19" draw:layer="layout" svg:width="2.7cm" svg:height="0.865cm" svg:x="15.976cm" svg:y="4.278cm">
          <draw:text-box>
            <text:p><text:span text:style-name="T5">IFFT</text:span><text:span text:style-name="T12">k-x,y</text:span></text:p>
          </draw:text-box>
        </draw:frame>
        <draw:frame draw:style-name="gr19" draw:layer="layout" svg:width="3.012cm" svg:height="0.988cm" svg:x="2.5cm" svg:y="1.6cm">
          <draw:text-box>
            <text:p>Training</text:p>
          </draw:text-box>
        </draw:frame>
        <draw:frame draw:style-name="gr21" draw:layer="layout" svg:width="4cm" svg:height="1cm" svg:x="15.5cm" svg:y="1.4cm">
          <draw:text-box>
            <text:p>Acquisition</text:p>
          </draw:text-box>
        </draw:frame>
        <draw:custom-shape draw:style-name="gr13" draw:text-style-name="P1" draw:layer="layout" svg:width="0.2cm" svg:height="0.2cm" svg:x="16.299cm" svg:y="2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16.498cm" svg:y="2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16.697cm" svg:y="3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16.897cm" svg:y="3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17.097cm" svg:y="3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16.698cm" svg:y="2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16.897cm" svg:y="2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17.096cm" svg:y="3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17.296cm" svg:y="3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17.496cm" svg:y="3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17.098cm" svg:y="2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17.297cm" svg:y="2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17.496cm" svg:y="3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17.696cm" svg:y="3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17.896cm" svg:y="3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17.498cm" svg:y="2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17.697cm" svg:y="2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17.896cm" svg:y="3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18.096cm" svg:y="3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18.296cm" svg:y="3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17.898cm" svg:y="2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18.097cm" svg:y="2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18.296cm" svg:y="3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18.696cm" svg:y="3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17.295cm" svg:y="3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17.795cm" svg:y="3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05cm" svg:height="0.205cm" svg:x="18.195cm" svg:y="3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18.595cm" svg:y="3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18.895cm" svg:y="3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18.495cm" svg:y="3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" draw:layer="layout" svg:width="1.064cm" svg:height="1.568cm" svg:x="0.2cm" svg:y="2.1cm">
          <draw:text-box>
            <text:p><text:span text:style-name="T1">k</text:span><text:span text:style-name="T3">y</text:span></text:p>
          </draw:text-box>
        </draw:frame>
        <draw:frame draw:style-name="gr22" draw:layer="layout" svg:width="0.846cm" svg:height="0.988cm" svg:x="6.654cm" svg:y="3.6cm">
          <draw:text-box>
            <text:p>t</text:p>
          </draw:text-box>
        </draw:frame>
        <draw:frame draw:style-name="gr12" draw:text-style-name="P2" draw:layer="layout" svg:width="1.064cm" svg:height="1.568cm" svg:x="13.5cm" svg:y="2.101cm">
          <draw:text-box>
            <text:p><text:span text:style-name="T1">k</text:span><text:span text:style-name="T3">y</text:span></text:p>
          </draw:text-box>
        </draw:frame>
        <draw:frame draw:style-name="gr22" draw:layer="layout" svg:width="0.846cm" svg:height="0.988cm" svg:x="19.954cm" svg:y="3.601cm">
          <draw:text-box>
            <text:p>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Short_20_line_20_Arrow" draw:display-name="Short line Arrow" svg:viewBox="0 0 3000 3000" svg:d="m1500 0 1500 2789v211h-114l-1286-2392v2392h-200v-2392l-1286 2392h-114v-211z"/>
    <draw:marker draw:name="Symmetric_20_Arrow" draw:display-name="Symmetric Arrow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文泉驿正黑" style:font-family-generic="roman" style:font-pitch="variable" fo:font-size="24pt" fo:language="en" fo:country="US" style:font-family-asian="文泉驿正黑" style:font-family-generic-asian="system" style:font-pitch-asian="variable" style:font-size-asian="24pt" style:language-asian="zh" style:country-asian="CN" style:font-family-complex="文泉驿正黑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文泉驿正黑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29T15:58:19</meta:creation-date>
    <dc:date>2012-08-31T15:15:45</dc:date>
    <meta:editing-duration>PT3H10M50S</meta:editing-duration>
    <meta:editing-cycles>48</meta:editing-cycles>
    <meta:generator>LibreOffice/3.5$Linux_x86 LibreOffice_project/350m1$Build-2</meta:generator>
    <meta:document-statistic meta:object-count="268"/>
  </office:meta>
</office:document-meta>
</file>

<file path=Object 1/content.xml><?xml version="1.0" encoding="utf-8"?>
<math xmlns="http://www.w3.org/1998/Math/MathML">
  <semantics>
    <mrow>
      <msub>
        <mi>P</mi>
        <mrow>
          <mi mathvariant="italic">alias</mi>
        </mrow>
      </msub>
      <mrow>
        <mrow>
          <mo stretchy="false">(</mo>
          <mrow>
            <mi>y</mi>
            <mi>,</mi>
            <mi>f</mi>
          </mrow>
          <mo stretchy="false">)</mo>
        </mrow>
        <mo stretchy="false">=</mo>
        <mrow>
          <mo stretchy="false">[</mo>
          <mrow>
            <mn>1</mn>
            <mn>1</mn>
            <mn>1</mn>
            <mn>1</mn>
          </mrow>
          <mo stretchy="false">]</mo>
        </mrow>
      </mrow>
      <mfenced open="(" close=")">
        <mrow>
          <mtable>
            <mtr>
              <mtd>
                <mrow>
                  <msub>
                    <mi>P</mi>
                    <mn>1</mn>
                  </msub>
                </mrow>
              </mtd>
            </mtr>
            <mtr>
              <mtd>
                <mrow>
                  <msub>
                    <mi>P</mi>
                    <mn>2</mn>
                  </msub>
                </mrow>
              </mtd>
            </mtr>
            <mtr>
              <mtd>
                <mrow>
                  <msub>
                    <mi>P</mi>
                    <mn>3</mn>
                  </msub>
                </mrow>
              </mtd>
            </mtr>
            <mtr>
              <mtd>
                <mrow>
                  <msub>
                    <mi>P</mi>
                    <mn>4</mn>
                  </msub>
                </mrow>
              </mtd>
            </mtr>
          </mtable>
        </mrow>
      </mfenced>
    </mrow>
    <annotation encoding="StarMath 5.0">P_{alias}(y,f)=[1 1 1 1]left ( stack{P_1 # P_2 # P_3 # P_4} right )</annotation>
  </semantics>
</math>
</file>

<file path=Object 2/content.xml><?xml version="1.0" encoding="utf-8"?>
<math xmlns="http://www.w3.org/1998/Math/MathML">
  <semantics>
    <mrow>
      <mfenced open="(" close=")">
        <mrow>
          <mtable>
            <mtr>
              <mtd>
                <mrow>
                  <msubsup>
                    <mi>w</mi>
                    <mn>1</mn>
                    <mi>T</mi>
                  </msubsup>
                </mrow>
              </mtd>
            </mtr>
            <mtr>
              <mtd>
                <mrow>
                  <msubsup>
                    <mi>w</mi>
                    <mn>2</mn>
                    <mi>T</mi>
                  </msubsup>
                </mrow>
              </mtd>
            </mtr>
            <mtr>
              <mtd>
                <mrow>
                  <msubsup>
                    <mi>w</mi>
                    <mn>3</mn>
                    <mi>T</mi>
                  </msubsup>
                </mrow>
              </mtd>
            </mtr>
            <mtr>
              <mtd>
                <mrow>
                  <msubsup>
                    <mi>w</mi>
                    <mn>4</mn>
                    <mi>T</mi>
                  </msubsup>
                </mrow>
              </mtd>
            </mtr>
          </mtable>
        </mrow>
      </mfenced>
    </mrow>
    <annotation encoding="StarMath 5.0">left ( stack{w^T_1 # w^T_2 # w^T_3 # w^T_4} right )</annotation>
  </semantics>
</math>
</file>

<file path=Object 3/content.xml><?xml version="1.0" encoding="utf-8"?>
<math xmlns="http://www.w3.org/1998/Math/MathML">
  <semantics>
    <mrow>
      <mrow>
        <mo stretchy="false">[</mo>
        <mrow>
          <mn>1</mn>
          <mn>1</mn>
          <mn>1</mn>
          <mn>1</mn>
        </mrow>
        <mo stretchy="false">]</mo>
      </mrow>
    </mrow>
    <annotation encoding="StarMath 5.0">[1 1 1 1]</annotation>
  </semantics>
</math>
</file>